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rsid="0003fee7" officeooo:paragraph-rsid="0003fee7" style:text-blinking="false" fo:background-color="transparent"/>
    </style:style>
    <style:style style:name="P2" style:family="paragraph" style:parent-style-name="Text_20_body">
      <style:text-properties fo:font-variant="normal" fo:text-transform="none" fo:color="#000000" style:text-line-through-style="none" style:text-line-through-type="none" style:text-underline-style="none" style:text-blinking="false"/>
    </style:style>
    <style:style style:name="P3" style:family="paragraph" style:parent-style-name="Text_20_body">
      <style:text-properties fo:font-variant="normal" fo:text-transform="none" fo:color="#000000" style:text-line-through-style="none" style:text-line-through-type="none" style:text-underline-style="none" officeooo:rsid="0003fee7" officeooo:paragraph-rsid="0003fee7" style:text-blinking="false"/>
    </style:style>
    <style:style style:name="P4" style:family="paragraph" style:parent-style-name="Text_20_body">
      <style:text-properties officeooo:paragraph-rsid="0008c1b0"/>
    </style:style>
    <style:style style:name="P5" style:family="paragraph" style:parent-style-name="Text_20_body" style:list-style-name="L7">
      <loext:graphic-properties draw:fill="none" draw:fill-color="#ffffff"/>
      <style:paragraph-properties fo:margin-top="0in" fo:margin-bottom="0in" loext:contextual-spacing="false" fo:line-height="138%" fo:background-color="transparent" style:writing-mode="lr-tb"/>
      <style:text-properties fo:font-weight="normal"/>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7"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8"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9"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0" style:family="paragraph" style:parent-style-name="Text_20_body" style:list-style-name="L6">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1"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officeooo:rsid="0008c1b0" officeooo:paragraph-rsid="0008c1b0" style:text-blinking="false" fo:background-color="transparent"/>
    </style:style>
    <style:style style:name="P12"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13"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officeooo:paragraph-rsid="0006cacf" style:text-blinking="false"/>
    </style:style>
    <style:style style:name="P14"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officeooo:paragraph-rsid="0006cacf" style:text-blinking="false"/>
    </style:style>
    <style:style style:name="P15"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style>
    <style:style style:name="P16"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officeooo:rsid="0005118e" officeooo:paragraph-rsid="0005118e" style:text-blinking="false"/>
    </style:style>
    <style:style style:name="P17"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officeooo:rsid="0005118e" officeooo:paragraph-rsid="0005118e" style:text-blinking="false" style:font-weight-asian="normal" style:font-weight-complex="normal"/>
    </style:style>
    <style:style style:name="P18"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officeooo:rsid="0005118e" officeooo:paragraph-rsid="0006cacf" style:text-blinking="false" style:font-weight-asian="normal" style:font-weight-complex="normal"/>
    </style:style>
    <style:style style:name="P19"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officeooo:rsid="0006cacf" officeooo:paragraph-rsid="0006cacf" style:text-blinking="false" style:font-weight-asian="normal" style:font-weight-complex="normal"/>
    </style:style>
    <style:style style:name="P20"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style>
    <style:style style:name="P21"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bold" officeooo:paragraph-rsid="0006cacf" style:text-blinking="false"/>
    </style:style>
    <style:style style:name="P22"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bold" officeooo:rsid="0005118e" officeooo:paragraph-rsid="0005118e" style:text-blinking="false"/>
    </style:style>
    <style:style style:name="P23"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bold" officeooo:rsid="0005118e" officeooo:paragraph-rsid="0005118e" style:text-blinking="false" style:font-weight-asian="bold" style:font-weight-complex="bold"/>
    </style:style>
    <style:style style:name="P24"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bold" officeooo:rsid="0005118e" officeooo:paragraph-rsid="0006cacf" style:text-blinking="false" style:font-weight-asian="bold" style:font-weight-complex="bold"/>
    </style:style>
    <style:style style:name="P25"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bold" officeooo:rsid="0006cacf" officeooo:paragraph-rsid="0006cacf" style:text-blinking="false" style:font-weight-asian="bold" style:font-weight-complex="bold"/>
    </style:style>
    <style:style style:name="P26"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bold" officeooo:rsid="0006cacf" officeooo:paragraph-rsid="0006cacf" style:text-blinking="false" style:font-weight-asian="bold" style:font-weight-complex="bold"/>
    </style:style>
    <style:style style:name="P27"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bold" officeooo:rsid="0006cacf" officeooo:paragraph-rsid="0006cacf" style:text-blinking="false"/>
    </style:style>
    <style:style style:name="P28"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bold" officeooo:rsid="0006cacf" officeooo:paragraph-rsid="0006cacf" style:text-blinking="false"/>
    </style:style>
    <style:style style:name="P29"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style>
    <style:style style:name="P30"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normal" officeooo:rsid="0008c1b0" officeooo:paragraph-rsid="0008c1b0" style:text-blinking="false" fo:background-color="transparent"/>
    </style:style>
    <style:style style:name="P31"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text-underline-style="none" style:text-blinking="false" fo:background-color="transparent"/>
    </style:style>
    <style:style style:name="P32" style:family="paragraph" style:parent-style-name="Text_20_body">
      <style:paragraph-properties fo:margin-top="0in" fo:margin-bottom="0in" loext:contextual-spacing="false" fo:line-height="138%" style:writing-mode="lr-tb"/>
    </style:style>
    <style:style style:name="P33" style:family="paragraph" style:parent-style-name="Text_20_body">
      <loext:graphic-properties draw:fill="none" draw:fill-color="#ffffff"/>
      <style:paragraph-properties fo:margin-top="0in" fo:margin-bottom="0in" loext:contextual-spacing="false" fo:line-height="138%" fo:background-color="transparent" style:writing-mode="lr-tb"/>
    </style:style>
    <style:style style:name="P34" style:family="paragraph" style:parent-style-name="Text_20_body" style:list-style-name="L5">
      <loext:graphic-properties draw:fill="none" draw:fill-color="#ffffff"/>
      <style:paragraph-properties fo:margin-left="0.5in" fo:margin-right="0in" fo:margin-top="0in" fo:margin-bottom="0in" loext:contextual-spacing="false" fo:line-height="138%" fo:text-indent="0in" style:auto-text-indent="false" fo:background-color="transparent" style:writing-mode="lr-tb"/>
      <style:text-properties fo:font-variant="normal" fo:text-transform="none" fo:color="#000000" style:text-line-through-style="none" style:text-line-through-type="none" style:text-underline-style="none" style:text-blinking="false" fo:background-color="transparent"/>
    </style:style>
    <style:style style:name="P35" style:family="paragraph" style:parent-style-name="Standard">
      <style:text-properties officeooo:rsid="0001fef9" officeooo:paragraph-rsid="0001fef9"/>
    </style:style>
    <style:style style:name="P36" style:family="paragraph" style:parent-style-name="Standard">
      <style:text-properties officeooo:rsid="0001fef9" officeooo:paragraph-rsid="0008c1b0"/>
    </style:style>
    <style:style style:name="P37" style:family="paragraph" style:parent-style-name="Table_20_Contents">
      <style:text-properties officeooo:rsid="0008b65d" officeooo:paragraph-rsid="0008b65d"/>
    </style:style>
    <style:style style:name="P38" style:family="paragraph" style:parent-style-name="Table_20_Contents">
      <style:text-properties officeooo:rsid="0008c1b0" officeooo:paragraph-rsid="0008c1b0"/>
    </style:style>
    <style:style style:name="P39" style:family="paragraph" style:parent-style-name="Table_20_Contents">
      <style:text-properties officeooo:rsid="000da727" officeooo:paragraph-rsid="000da727"/>
    </style:style>
    <style:style style:name="T1"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2pt" fo:font-style="normal" style:text-underline-style="none" officeooo:rsid="0008b65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4" style:family="text">
      <style:text-properties style:font-name="Arial" fo:font-size="12pt" fo:font-style="normal" fo:font-weight="normal"/>
    </style:style>
    <style:style style:name="T5" style:family="text">
      <style:text-properties style:font-name="Arial" fo:font-size="12pt" fo:font-style="normal" fo:font-weight="normal" fo:background-color="transparent" loext:char-shading-value="0"/>
    </style:style>
    <style:style style:name="T6" style:family="text">
      <style:text-properties style:font-name="Arial" fo:font-size="12pt" fo:font-style="normal" fo:font-weight="normal" officeooo:rsid="0005118e" fo:background-color="transparent" loext:char-shading-value="0"/>
    </style:style>
    <style:style style:name="T7" style:family="text">
      <style:text-properties style:font-name="Arial" fo:font-size="12pt" fo:font-style="normal" fo:font-weight="normal" officeooo:rsid="0006cacf"/>
    </style:style>
    <style:style style:name="T8" style:family="text">
      <style:text-properties style:font-name="Arial" fo:font-size="12pt" fo:font-style="normal" fo:font-weight="normal" officeooo:rsid="000864fb"/>
    </style:style>
    <style:style style:name="T9" style:family="text">
      <style:text-properties fo:background-color="transparent" loext:char-shading-value="0"/>
    </style:style>
    <style:style style:name="T10" style:family="text">
      <style:text-properties officeooo:rsid="0005118e" fo:background-color="transparent" loext:char-shading-value="0"/>
    </style:style>
    <style:style style:name="T11" style:family="text">
      <style:text-properties fo:background-color="transparent" loext:char-shading-value="0" style:font-weight-asian="bold" style:font-weight-complex="bold"/>
    </style:style>
    <style:style style:name="T12" style:family="text">
      <style:text-properties officeooo:rsid="0006cacf" fo:background-color="transparent" loext:char-shading-value="0"/>
    </style:style>
    <style:style style:name="T13" style:family="text">
      <style:text-properties fo:font-weight="normal"/>
    </style:style>
    <style:style style:name="T14" style:family="text">
      <style:text-properties fo:font-weight="normal" fo:background-color="transparent" loext:char-shading-value="0"/>
    </style:style>
    <style:style style:name="T15" style:family="text">
      <style:text-properties fo:font-weight="normal" officeooo:rsid="0005118e" fo:background-color="transparent" loext:char-shading-value="0"/>
    </style:style>
    <style:style style:name="T16" style:family="text">
      <style:text-properties fo:font-weight="normal" fo:background-color="transparent" loext:char-shading-value="0" style:font-weight-asian="normal" style:font-weight-complex="normal"/>
    </style:style>
    <style:style style:name="T17" style:family="text">
      <style:text-properties fo:font-weight="normal" officeooo:rsid="0006cacf" fo:background-color="transparent" loext:char-shading-value="0" style:font-weight-asian="normal" style:font-weight-complex="normal"/>
    </style:style>
    <style:style style:name="T18" style:family="text">
      <style:text-properties fo:font-weight="normal" officeooo:rsid="0005118e" fo:background-color="transparent" loext:char-shading-value="0" style:font-weight-asian="normal" style:font-weight-complex="normal"/>
    </style:style>
    <style:style style:name="T19" style:family="text">
      <style:text-properties fo:font-weight="normal" officeooo:rsid="0008c1b0" fo:background-color="transparent" loext:char-shading-value="0" style:font-weight-asian="normal" style:font-weight-complex="normal"/>
    </style:style>
    <style:style style:name="T20" style:family="text">
      <style:text-properties fo:font-weight="normal" officeooo:rsid="0006cacf" fo:background-color="transparent" loext:char-shading-value="0"/>
    </style:style>
    <style:style style:name="T21" style:family="text">
      <style:text-properties style:text-underline-style="solid" style:text-underline-width="auto" style:text-underline-color="font-color" fo:background-color="transparent" loext:char-shading-value="0"/>
    </style:style>
    <style:style style:name="T22" style:family="text">
      <style:text-properties fo:font-weight="bold" fo:background-color="transparent" loext:char-shading-value="0"/>
    </style:style>
    <style:style style:name="T23" style:family="text">
      <style:text-properties fo:font-weight="bold" officeooo:rsid="0005118e" fo:background-color="transparent" loext:char-shading-value="0"/>
    </style:style>
    <style:style style:name="T24" style:family="text">
      <style:text-properties officeooo:rsid="0003fee7"/>
    </style:style>
    <style:style style:name="T25" style:family="text">
      <style:text-properties officeooo:rsid="0006cacf"/>
    </style:style>
    <style:style style:name="T26" style:family="text">
      <style:text-properties officeooo:rsid="000864fb"/>
    </style:style>
    <style:style style:name="T27" style:family="text">
      <style:text-properties officeooo:rsid="0008b65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UTS War</text:p>
      <text:p text:style-name="Text_20_body"/>
      <text:p text:style-name="P6">RULES</text:p>
      <text:p text:style-name="Text_20_body"/>
      <text:p text:style-name="P6"><text:span text:style-name="T24">1.</text:span> Creating a <text:span text:style-name="T24">Nut army</text:span></text:p>
      <text:p text:style-name="P2"><text:span text:style-name="T5"/></text:p>
      <text:p text:style-name="P3"><text:span text:style-name="T5">Both players must choose a total of 10 nuts for them to fight </text:span><text:span text:style-name="T6">based on the below nuts that they can buy at a store.</text:span><text:span text:style-name="T5">.</text:span></text:p>
      <text:p text:style-name="P2"><text:span text:style-name="T5"/></text:p>
      <text:list xml:id="list1948799982" text:style-name="L1">
        <text:list-item>
          <text:p text:style-name="P12"><text:span text:style-name="T21">nuts</text:span><text:span text:style-name="T9">. The following </text:span><text:span text:style-name="T10">Nuts</text:span><text:span text:style-name="T9"> are available,</text:span></text:p>
          <text:list>
            <text:list-header>
              <text:p text:style-name="P16"><text:span text:style-name="T22">TRUE NUTS:</text:span></text:p>
              <text:p text:style-name="P17"><text:span text:style-name="T9">True nuts are tough and have high defensive stats, however they are generally slow.</text:span></text:p>
            </text:list-header>
            <text:list-item>
              <text:p text:style-name="P12"><text:span text:style-name="T23">Chestnut:</text:span><text:span text:style-name="T9">  </text:span><text:span text:style-name="T10">These are tasty but softer compared to the rest.</text:span></text:p>
            </text:list-item>
            <text:list-item>
              <text:p text:style-name="P12"><text:span text:style-name="T23">Acorns:</text:span><text:span text:style-name="T9"> </text:span><text:span text:style-name="T10">Only squirrels can eat these.</text:span></text:p>
            </text:list-item>
            <text:list-item>
              <text:p text:style-name="P13"><text:span text:style-name="T23">Walnuts:</text:span><text:span text:style-name="T9"> </text:span><text:span text:style-name="T10">Very hard and tasty</text:span></text:p>
              <text:p text:style-name="P22"><text:span text:style-name="T9">DRUPE SEEDS:</text:span></text:p>
              <text:p text:style-name="P17"><text:span text:style-name="T9">These nuts are lighter, faster, and get hit pretty hard, but lack defense.</text:span></text:p>
            </text:list-item>
            <text:list-item>
              <text:p text:style-name="P20"><text:span text:style-name="T10">Almonds:</text:span><text:span text:style-name="T9"> </text:span><text:span text:style-name="T15">These are soft but taste good on anything.</text:span></text:p>
            </text:list-item>
            <text:list-item>
              <text:p text:style-name="P23"><text:span text:style-name="T9">Cashews:</text:span><text:span text:style-name="T16"> Tasty, but is weird in shape.</text:span></text:p>
            </text:list-item>
            <text:list-item>
              <text:p text:style-name="P20"><text:span text:style-name="T10">Coconut</text:span><text:span text:style-name="T9">.  </text:span><text:span text:style-name="T15">Tasty but deadly.</text:span></text:p>
              <text:p text:style-name="P25"><text:span text:style-name="T10">G</text:span><text:span text:style-name="T9">ymnosperm Seeds:</text:span></text:p>
              <text:p text:style-name="P19"><text:span text:style-name="T9">Very weak, but can attack from long range.</text:span></text:p>
            </text:list-item>
            <text:list-item>
              <text:p text:style-name="P27"><text:span text:style-name="T11">Monkey-Puzzle Nut:</text:span><text:span text:style-name="T14"> Not a monkey or a puzzle.</text:span></text:p>
            </text:list-item>
            <text:list-item>
              <text:p text:style-name="P27"><text:span text:style-name="T9">Ginkgo Nut: </text:span><text:span text:style-name="T16">Very tasty when put in Fried rice and noodles.</text:span></text:p>
            </text:list-item>
            <text:list-item>
              <text:p text:style-name="P25"><text:span text:style-name="T9">Stone Pine: </text:span><text:span text:style-name="T16">Not actual stone, but as common as stone.</text:span></text:p>
            </text:list-item>
          </text:list>
        </text:list-item>
      </text:list>
      <text:p text:style-name="P33"><text:span text:style-name="T9"/></text:p>
      <text:p text:style-name="P6">II Set Up</text:p>
      <text:p text:style-name="Text_20_body"/>
      <text:list xml:id="list276325724" text:style-name="L2">
        <text:list-item>
          <text:p text:style-name="P31"> <text:span text:style-name="T7">Both Players</text:span><text:span text:style-name="T4"> will set up their </text:span><text:span text:style-name="T7">nuts</text:span><text:span text:style-name="T4"> at either end of the </text:span><text:span text:style-name="T7">gaming</text:span><text:span text:style-name="T4"> table</text:span><text:span text:style-name="T7">(Kitchen table)</text:span><text:span text:style-name="T4">.  There is no secrecy to the Set Up, and </text:span><text:span text:style-name="T7">player</text:span><text:span text:style-name="T4">’s can adjust their formations as they see fit in response to the other </text:span><text:span text:style-name="T7">players</text:span><text:span text:style-name="T4"> </text:span><text:span text:style-name="T7">nuts</text:span><text:span text:style-name="T4"> before play begins.</text:span></text:p>
          <text:p text:style-name="P7"/>
        </text:list-item>
      </text:list>
      <text:p text:style-name="Text_20_body"/>
      <text:p text:style-name="P6"><text:soft-page-break/>III Movement</text:p>
      <text:p text:style-name="Text_20_body"/>
      <text:list xml:id="list3843411275" text:style-name="L3">
        <text:list-item>
          <text:p text:style-name="P8">Players will roll one die apiece to determine initiative.  The Player that has the high roll has the initiative. Having the initiative means yo<text:span text:style-name="T25">u</text:span> get to move first.</text:p>
        </text:list-item>
        <text:list-item>
          <text:p text:style-name="P8">The Player with the Initiative moves ONE <text:span text:style-name="T25">nut </text:span>first.  The opposing Player then moves ONE of their <text:span text:style-name="T25">nuts</text:span>. This proceeds back and forth until a Player’s <text:span text:style-name="T25">nut</text:span> is within combat range of the enemy and combat commences.</text:p>
        </text:list-item>
        <text:list-item>
          <text:p text:style-name="P8">Players cannot move a <text:span text:style-name="T25">nut</text:span> a second time until ALL of the other nuts have been moved once.  This pattern continues, with a nut not being able to be moved a third time until all nuts have been moved twice, and so on.</text:p>
        </text:list-item>
        <text:list-item>
          <text:p text:style-name="P8">A nut moving forward cannot be obstructed by another nut.</text:p>
        </text:list-item>
        <text:list-item>
          <text:p text:style-name="P8">Movement of a nut can be in the following directions:  Forward, Backwards, Left, Right, Diagonal to the Left Front, Right Front, Left Back, and Right Back.  Note that some nuts have movement restrictions and are less nimble than others.</text:p>
        </text:list-item>
        <text:list-item>
          <text:p text:style-name="P8"><text:span text:style-name="T25">N</text:span>ut Movement Rates:</text:p>
          <text:list>
            <text:list-header>
              <text:p text:style-name="P18"><text:span text:style-name="T22"/></text:p>
            </text:list-header>
            <text:list-item>
              <text:p text:style-name="P14"><text:span text:style-name="T23">Chestnut:</text:span><text:span text:style-name="T9">  </text:span><text:span text:style-name="T12">One</text:span><text:span text:style-name="T10"> movement </text:span><text:span text:style-name="T12">space</text:span><text:span text:style-name="T10"> in the following directions.  Forward, Left Front Diagonal, Right Front Diagonal. </text:span></text:p>
            </text:list-item>
            <text:list-item>
              <text:p text:style-name="P14"><text:span text:style-name="T23">Acorns:</text:span><text:span text:style-name="T9"> </text:span><text:span text:style-name="T12">One</text:span><text:span text:style-name="T10"> movement </text:span><text:span text:style-name="T12">space</text:span><text:span text:style-name="T10"> in the following directions.  Forward, Left Front Diagonal, Right Front Diagonal. </text:span></text:p>
            </text:list-item>
            <text:list-item>
              <text:p text:style-name="P14"><text:span text:style-name="T23">Walnuts:</text:span><text:span text:style-name="T9"> </text:span><text:span text:style-name="T12">One</text:span><text:span text:style-name="T10"> movement </text:span><text:span text:style-name="T12">space</text:span><text:span text:style-name="T10"> in the following directions.  Forward, Left Front Diagonal, Right Front Diagonal. </text:span></text:p>
            </text:list-item>
            <text:list-item>
              <text:p text:style-name="P21"><text:span text:style-name="T10">Almonds:</text:span><text:span text:style-name="T9"> </text:span><text:span text:style-name="T20">Two</text:span><text:span text:style-name="T15"> movement </text:span><text:span text:style-name="T20">space</text:span><text:span text:style-name="T15"> in the following directions.  Forward, Left Front Diagonal, Right Front Diagonal. </text:span></text:p>
            </text:list-item>
            <text:list-item>
              <text:p text:style-name="P24"><text:span text:style-name="T9">Cashews:</text:span><text:span text:style-name="T16"> </text:span><text:span text:style-name="T17">Two</text:span><text:span text:style-name="T16"> movement </text:span><text:span text:style-name="T17">space</text:span><text:span text:style-name="T16"> in the following directions.  Forward, Left Front Diagonal, Right Front Diagonal. </text:span></text:p>
            </text:list-item>
            <text:list-item>
              <text:p text:style-name="P21"><text:span text:style-name="T10">Coconut</text:span><text:span text:style-name="T9">.  </text:span><text:span text:style-name="T20">Two</text:span><text:span text:style-name="T15"> movement </text:span><text:span text:style-name="T20">space</text:span><text:span text:style-name="T15"> in the following directions.  Forward, Left Front Diagonal, Right Front Diagonal. </text:span></text:p>
            </text:list-item>
            <text:list-item>
              <text:p text:style-name="P28"><text:span text:style-name="T11">Monkey-Puzzle Nut:</text:span><text:span text:style-name="T14"> One</text:span><text:span text:style-name="T15"> movement </text:span><text:span text:style-name="T14">space</text:span><text:span text:style-name="T15"> in the following directions.  Forward, Left Front Diagonal, Right Front Diagonal, </text:span><text:span text:style-name="T14">backward</text:span><text:span text:style-name="T15">. </text:span></text:p>
            </text:list-item>
            <text:list-item>
              <text:p text:style-name="P28"><text:span text:style-name="T9">Ginkgo Nut: </text:span><text:span text:style-name="T16">One</text:span><text:span text:style-name="T18"> movement </text:span><text:span text:style-name="T16">space</text:span><text:span text:style-name="T18"> in the following directions.  Forward, Left Front Diagonal, Right Front Diagonal, </text:span><text:span text:style-name="T16">backward</text:span><text:span text:style-name="T18">. </text:span></text:p>
            </text:list-item>
            <text:list-item>
              <text:p text:style-name="P26"><text:span text:style-name="T9">Stone Pine: </text:span><text:span text:style-name="T16">One</text:span><text:span text:style-name="T18"> movement </text:span><text:span text:style-name="T16">space</text:span><text:span text:style-name="T18"> in the following directions.  Forward, Left Front Diagonal, Right Front Diagonal, </text:span><text:span text:style-name="T16">backward</text:span><text:span text:style-name="T18">. </text:span></text:p>
              <text:p text:style-name="P21"><text:span text:style-name="T14"/></text:p>
            </text:list-item>
          </text:list>
        </text:list-item>
      </text:list>
      <text:p text:style-name="Text_20_body"><text:soft-page-break/></text:p>
      <text:p text:style-name="P6">IV Combat</text:p>
      <text:p text:style-name="Text_20_body"/>
      <text:list xml:id="list3891618150" text:style-name="L4">
        <text:list-item>
          <text:p text:style-name="P11">Modifiers: Modifiers are multiplied for each nut after the damage calculation.</text:p>
          <text:p text:style-name="P15"><text:span text:style-name="T9"/></text:p>
        </text:list-item>
        <text:list-item>
          <text:p text:style-name="P9"><text:span text:style-name="T26">Nut</text:span> Combat.  <text:span text:style-name="T26">Nut</text:span> combat occurs when nuts come into combat.  This will always result in damage being inflicted by both nuts against each other.</text:p>
          <text:list>
            <text:list-item>
              <text:p text:style-name="P9"><text:span text:style-name="T26">N</text:span>uts that use <text:span text:style-name="T26">Close</text:span> Combat (range 1):  <text:s/><text:span text:style-name="T26">Chestnuts, Walnuts, Acorns, Cashews, Almonds, Coconuts.</text:span></text:p>
            </text:list-item>
          </text:list>
        </text:list-item>
        <text:list-item>
          <text:p text:style-name="P9">Ranged <text:span text:style-name="T26">Nut </text:span>Combat.  Ranged <text:span text:style-name="T26">Nut</text:span> combat occurs when one or both sides are within 2 movement <text:span text:style-name="T26">spaces</text:span> with each other and at least one side is <text:span text:style-name="T26">a ranged nut.</text:span></text:p>
        </text:list-item>
      </text:list>
      <text:list xml:id="list1079962026" text:style-name="L5">
        <text:list-item>
          <text:p text:style-name="P34"> <text:span text:style-name="T26">N</text:span><text:span text:style-name="T4">uts that use Ranged: </text:span><text:span text:style-name="T8">Ginkgo, Monkey Puzzle, Stone Pine</text:span></text:p>
        </text:list-item>
      </text:list>
      <text:list xml:id="list457148791" text:style-name="L6">
        <text:list-item>
          <text:p text:style-name="P10"><text:span text:style-name="T26">Nut</text:span> Resolution:  Every nut starts <text:span text:style-name="T26">with 100</text:span> <text:span text:style-name="T26">nuttiness. </text:span>The Combat Resolution Table <text:span text:style-name="T26">explains the damage calculation. If a nut reaches zero Nuttiness, the player who controls that nut must then eat the nut, with only their hands. So for example, if your coconut is defeated you must eat it only using your hands. If a player cannot eat a nut, they must concede. DISCLAIMER: If you have any nut related allergies, please for the love of god, do not play this game.</text:span></text:p>
        </text:list-item>
      </text:list>
      <text:p text:style-name="Text_20_body"/>
      <text:p text:style-name="P32"><text:span text:style-name="T3">V Victory</text:span></text:p>
      <text:list xml:id="list3048327508" text:style-name="L7">
        <text:list-item>
          <text:p text:style-name="P5"><text:span text:style-name="T1">Victory is achieved when all the nuts of the opposing side have been </text:span><text:span text:style-name="T2">eaten or a player cannot eat a nut</text:span><text:span text:style-name="T1">.</text:span><text:line-break/><text:line-break/><text:line-break/><text:line-break/><text:line-break/><text:line-break/><text:line-break/><text:line-break/><text:line-break/><text:line-break/><text:line-break/><text:line-break/><text:line-break/></text:p>
        </text:list-item>
      </text:list>
      <text:p text:style-name="P29"><text:soft-page-break/>COMBAT RESOLUTION CHART</text:p>
      <text:p text:style-name="Text_20_body"/>
      <text:p text:style-name="Text_20_body"><text:span text:style-name="T13"><text:line-break/></text:span></text:p>
      <table:table table:name="Table1" table:style-name="Table1">
        <table:table-column table:style-name="Table1.A" table:number-columns-repeated="2"/>
        <table:table-row>
          <table:table-cell table:style-name="Table1.A1" office:value-type="string">
            <text:p text:style-name="P37">Roll #</text:p>
          </table:table-cell>
          <table:table-cell table:style-name="Table1.B1" office:value-type="string">
            <text:p text:style-name="P37">Nuttiness Damage</text:p>
          </table:table-cell>
        </table:table-row>
        <table:table-row>
          <table:table-cell table:style-name="Table1.A2" office:value-type="string">
            <text:p text:style-name="P37">1</text:p>
          </table:table-cell>
          <table:table-cell table:style-name="Table1.B2" office:value-type="string">
            <text:p text:style-name="P37">-1/%</text:p>
          </table:table-cell>
        </table:table-row>
        <table:table-row>
          <table:table-cell table:style-name="Table1.A2" office:value-type="string">
            <text:p text:style-name="P37">2</text:p>
          </table:table-cell>
          <table:table-cell table:style-name="Table1.B2" office:value-type="string">
            <text:p text:style-name="Table_20_Contents">-<text:span text:style-name="T27">5%</text:span></text:p>
          </table:table-cell>
        </table:table-row>
        <table:table-row>
          <table:table-cell table:style-name="Table1.A2" office:value-type="string">
            <text:p text:style-name="P37">3</text:p>
          </table:table-cell>
          <table:table-cell table:style-name="Table1.B2" office:value-type="string">
            <text:p text:style-name="P37">12.5%</text:p>
          </table:table-cell>
        </table:table-row>
        <table:table-row>
          <table:table-cell table:style-name="Table1.A2" office:value-type="string">
            <text:p text:style-name="P37">4</text:p>
          </table:table-cell>
          <table:table-cell table:style-name="Table1.B2" office:value-type="string">
            <text:p text:style-name="P37">15%</text:p>
          </table:table-cell>
        </table:table-row>
        <table:table-row>
          <table:table-cell table:style-name="Table1.A2" office:value-type="string">
            <text:p text:style-name="P37">5</text:p>
          </table:table-cell>
          <table:table-cell table:style-name="Table1.B2" office:value-type="string">
            <text:p text:style-name="Table_20_Contents">-<text:span text:style-name="T27">20%</text:span></text:p>
          </table:table-cell>
        </table:table-row>
        <table:table-row>
          <table:table-cell table:style-name="Table1.A2" office:value-type="string">
            <text:p text:style-name="P37">6</text:p>
          </table:table-cell>
          <table:table-cell table:style-name="Table1.B2" office:value-type="string">
            <text:p text:style-name="Table_20_Contents">-<text:span text:style-name="T27">50%</text:span></text:p>
          </table:table-cell>
        </table:table-row>
      </table:table>
      <text:p text:style-name="P35"/>
      <text:p text:style-name="P35"/>
      <text:p text:style-name="P30">Nut stats:</text:p>
      <text:p text:style-name="P4"/>
      <text:p text:style-name="P4"><text:span text:style-name="T13"><text:line-break/></text:span></text:p>
      <table:table table:name="Table2" table:style-name="Table2">
        <table:table-column table:style-name="Table2.A"/>
        <table:table-column table:style-name="Table2.B"/>
        <table:table-column table:style-name="Table2.A"/>
        <table:table-row>
          <table:table-cell table:style-name="Table2.A1" office:value-type="string">
            <text:p text:style-name="P39">Nuts</text:p>
          </table:table-cell>
          <table:table-cell table:style-name="Table2.A1" office:value-type="string">
            <text:p text:style-name="P38">Attack Modifier</text:p>
          </table:table-cell>
          <table:table-cell table:style-name="Table2.C1" office:value-type="string">
            <text:p text:style-name="P38">Defense Modifier</text:p>
          </table:table-cell>
        </table:table-row>
        <table:table-row>
          <table:table-cell table:style-name="Table2.A2" office:value-type="string">
            <text:p text:style-name="P38">Walnuts</text:p>
          </table:table-cell>
          <table:table-cell table:style-name="Table2.A2" office:value-type="string">
            <text:p text:style-name="P38">None</text:p>
          </table:table-cell>
          <table:table-cell table:style-name="Table2.C2" office:value-type="string">
            <text:p text:style-name="P38">75%</text:p>
          </table:table-cell>
        </table:table-row>
        <table:table-row>
          <table:table-cell table:style-name="Table2.A2" office:value-type="string">
            <text:p text:style-name="P38">Chestnut</text:p>
          </table:table-cell>
          <table:table-cell table:style-name="Table2.A2" office:value-type="string">
            <text:p text:style-name="P38">None</text:p>
          </table:table-cell>
          <table:table-cell table:style-name="Table2.C2" office:value-type="string">
            <text:p text:style-name="P38">25%</text:p>
          </table:table-cell>
        </table:table-row>
        <table:table-row>
          <table:table-cell table:style-name="Table2.A2" office:value-type="string">
            <text:p text:style-name="P38">Acorn</text:p>
          </table:table-cell>
          <table:table-cell table:style-name="Table2.A2" office:value-type="string">
            <text:p text:style-name="P38">15%</text:p>
          </table:table-cell>
          <table:table-cell table:style-name="Table2.C2" office:value-type="string">
            <text:p text:style-name="P38">33%</text:p>
          </table:table-cell>
        </table:table-row>
        <table:table-row>
          <table:table-cell table:style-name="Table2.A2" office:value-type="string">
            <text:p text:style-name="P38">Almond</text:p>
          </table:table-cell>
          <table:table-cell table:style-name="Table2.A2" office:value-type="string">
            <text:p text:style-name="P38">20%</text:p>
          </table:table-cell>
          <table:table-cell table:style-name="Table2.C2" office:value-type="string">
            <text:p text:style-name="P38">None</text:p>
          </table:table-cell>
        </table:table-row>
        <table:table-row>
          <table:table-cell table:style-name="Table2.A2" office:value-type="string">
            <text:p text:style-name="P38">Cashews</text:p>
          </table:table-cell>
          <table:table-cell table:style-name="Table2.A2" office:value-type="string">
            <text:p text:style-name="P38">25%</text:p>
          </table:table-cell>
          <table:table-cell table:style-name="Table2.C2" office:value-type="string">
            <text:p text:style-name="P38">None</text:p>
          </table:table-cell>
        </table:table-row>
        <table:table-row>
          <table:table-cell table:style-name="Table2.A2" office:value-type="string">
            <text:p text:style-name="P38">Coconut</text:p>
          </table:table-cell>
          <table:table-cell table:style-name="Table2.A2" office:value-type="string">
            <text:p text:style-name="P38">50%</text:p>
          </table:table-cell>
          <table:table-cell table:style-name="Table2.C2" office:value-type="string">
            <text:p text:style-name="P38">50%</text:p>
          </table:table-cell>
        </table:table-row>
        <table:table-row>
          <table:table-cell table:style-name="Table2.A2" office:value-type="string">
            <text:p text:style-name="P38">Ginkgo Nut</text:p>
          </table:table-cell>
          <table:table-cell table:style-name="Table2.A2" office:value-type="string">
            <text:p text:style-name="P38">15%</text:p>
          </table:table-cell>
          <table:table-cell table:style-name="Table2.C2" office:value-type="string">
            <text:p text:style-name="P38">None</text:p>
          </table:table-cell>
        </table:table-row>
        <table:table-row>
          <table:table-cell table:style-name="Table2.A2" office:value-type="string">
            <text:p text:style-name="P38">Monkey Puzzle</text:p>
          </table:table-cell>
          <table:table-cell table:style-name="Table2.A2" office:value-type="string">
            <text:p text:style-name="P38">10%</text:p>
          </table:table-cell>
          <table:table-cell table:style-name="Table2.C2" office:value-type="string">
            <text:p text:style-name="P38">10%</text:p>
          </table:table-cell>
        </table:table-row>
        <table:table-row>
          <table:table-cell table:style-name="Table2.A2" office:value-type="string">
            <text:p text:style-name="P38">Stone Pine</text:p>
          </table:table-cell>
          <table:table-cell table:style-name="Table2.A2" office:value-type="string">
            <text:p text:style-name="P38">5%</text:p>
          </table:table-cell>
          <table:table-cell table:style-name="Table2.C2" office:value-type="string">
            <text:p text:style-name="P38">20%</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20:54:09.251000000</meta:creation-date>
    <dc:date>2019-10-20T19:18:50.678000000</dc:date>
    <meta:editing-duration>PT1H42M56S</meta:editing-duration>
    <meta:editing-cycles>7</meta:editing-cycles>
    <meta:generator>LibreOffice/5.4.4.2$Windows_X86_64 LibreOffice_project/2524958677847fb3bb44820e40380acbe820f960</meta:generator>
    <meta:document-statistic meta:table-count="2" meta:image-count="0" meta:object-count="0" meta:page-count="4" meta:paragraph-count="95" meta:word-count="781" meta:character-count="4453" meta:non-whitespace-character-count="3747"/>
  </office:meta>
</office:document-meta>
</file>